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3.62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43cm" fo:min-width="4.26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3.983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195cm" fo:min-width="2.993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41cm" fo:min-width="3.628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07cm" fo:min-width="2.993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09cm" fo:min-width="2.99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924cm" fo:min-width="2.6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2.925cm" fo:min-width="3.3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858cm" svg:x="5.445cm" svg:y="7.032cm">
          <text:p text:style-name="P1"><text:span text:style-name="T1">Lab</text:span></text:p>
          <text:p text:style-name="P1"><text:span text:style-name="T1">Item: Sample of Sigil Organis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7cm" svg:height="3.492cm" svg:x="10.208cm" svg:y="1.317cm">
          <text:p text:style-name="P1"><text:span text:style-name="T1">Bedroom – Kira</text:span></text:p>
          <text:p text:style-name="P1"><text:span text:style-name="T1">Item: Research Personal Not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2cm" svg:height="3.493cm" svg:x="14.97cm" svg:y="6.397cm">
          <text:p text:style-name="P1"><text:span text:style-name="T1">Bedroom – Bruce</text:span></text:p>
          <text:p text:style-name="P1"><text:span text:style-name="T1">Item: Keycar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83cm" svg:height="2.857cm" svg:x="9.852cm" svg:y="10.525cm">
          <text:p text:style-name="P1"><text:span text:style-name="T1">Bedroom – Koal</text:span></text:p>
          <text:p text:style-name="P1"><text:span text:style-name="T1">Item: Ac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93cm" svg:height="4.445cm" svg:x="5.444cm" svg:y="14.335cm">
          <text:p text:style-name="P1"><text:span text:style-name="T1">Staff quarters</text:span></text:p>
          <text:p text:style-name="P1"><text:span text:style-name="T1">Item: Rye with Tun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8cm" svg:height="3.491cm" svg:x="9.572cm" svg:y="14.336cm">
          <text:p text:style-name="P1"><text:span text:style-name="T1">Storage/Armory</text:span></text:p>
          <text:p text:style-name="P1"><text:span text:style-name="T1">Item: handgu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93cm" svg:height="2.857cm" svg:x="1.317cm" svg:y="10.843cm">
          <text:p text:style-name="P1"><text:span text:style-name="T1">Lounge</text:span></text:p>
          <text:p text:style-name="P1"><text:span text:style-name="T1">Villai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93cm" svg:height="2.859cm" draw:transform="skewX (0.0020943951023932) rotate (0.00191986217719376) translate (5.763cm 10.849cm)">
          <text:p text:style-name="P1"><text:span text:style-name="T1">Kitchen</text:span></text:p>
          <text:p text:style-name="P3"><text:span text:style-name="T2">Item: </text:span><text:span text:style-name="T1">Jeep Key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175cm" svg:height="3.174cm" svg:x="1.635cm" svg:y="14.336cm">
          <text:p text:style-name="P1"><text:span text:style-name="T1">Garage</text:span></text:p>
          <text:p text:style-name="P1"><text:span text:style-name="T1">Item: Magic Power Crys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75cm" svg:height="2.858cm" svg:x="1cm" svg:y="7.032cm">
          <text:p text:style-name="P1"><text:span text:style-name="T1">Start Room</text:span></text:p>
          <text:p text:style-name="P1"><text:span text:style-name="T1">Hidden under la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4.175cm" svg:y1="7.667cm" svg:x2="5.445cm" svg:y2="7.667cm">
          <text:p/>
        </draw:line>
        <draw:line draw:style-name="gr11" draw:text-style-name="P4" draw:layer="layout" svg:x1="5.445cm" svg:y1="8.62cm" svg:x2="4.175cm" svg:y2="8.62cm">
          <text:p/>
        </draw:line>
        <draw:custom-shape draw:style-name="gr12" draw:text-style-name="P2" draw:layer="layout" svg:width="3.81cm" svg:height="3.175cm" svg:x="10.207cm" svg:y="6.397cm">
          <text:p text:style-name="P1"><text:span text:style-name="T1">Meeting Room</text:span></text:p>
          <text:p text:style-name="P1"><text:span text:style-name="T1">Item: Research Note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255cm" svg:y1="7.667cm" svg:x2="10.207cm" svg:y2="7.032cm">
          <text:p/>
        </draw:line>
        <draw:line draw:style-name="gr11" draw:text-style-name="P4" draw:layer="layout" svg:x1="10.207cm" svg:y1="8.302cm" svg:x2="9.255cm" svg:y2="8.62cm">
          <text:p/>
        </draw:line>
        <draw:line draw:style-name="gr11" draw:text-style-name="P4" draw:layer="layout" svg:x1="11.477cm" svg:y1="6.397cm" svg:x2="11.795cm" svg:y2="4.81cm">
          <text:p/>
        </draw:line>
        <draw:line draw:style-name="gr11" draw:text-style-name="P4" draw:layer="layout" svg:x1="12.747cm" svg:y1="4.81cm" svg:x2="13.065cm" svg:y2="6.397cm">
          <text:p/>
        </draw:line>
        <draw:line draw:style-name="gr11" draw:text-style-name="P4" draw:layer="layout" svg:x1="14.017cm" svg:y1="7.35cm" svg:x2="14.97cm" svg:y2="7.667cm">
          <text:p/>
        </draw:line>
        <draw:line draw:style-name="gr11" draw:text-style-name="P4" draw:layer="layout" svg:x1="14.97cm" svg:y1="8.937cm" svg:x2="14.017cm" svg:y2="8.62cm">
          <text:p/>
        </draw:line>
        <draw:line draw:style-name="gr11" draw:text-style-name="P4" draw:layer="layout" svg:x1="11.795cm" svg:y1="9.572cm" svg:x2="11.795cm" svg:y2="10.525cm">
          <text:p/>
        </draw:line>
        <draw:line draw:style-name="gr11" draw:text-style-name="P4" draw:layer="layout" svg:x1="12.747cm" svg:y1="10.525cm" svg:x2="12.747cm" svg:y2="9.572cm">
          <text:p/>
        </draw:line>
        <draw:line draw:style-name="gr11" draw:text-style-name="P4" draw:layer="layout" svg:x1="7.032cm" svg:y1="9.89cm" svg:x2="6.715cm" svg:y2="10.842cm">
          <text:p/>
        </draw:line>
        <draw:line draw:style-name="gr11" draw:text-style-name="P4" draw:layer="layout" svg:x1="7.984cm" svg:y1="10.842cm" svg:x2="7.985cm" svg:y2="9.89cm">
          <text:p/>
        </draw:line>
        <draw:line draw:style-name="gr11" draw:text-style-name="P4" draw:layer="layout" svg:x1="5.762cm" svg:y1="11.795cm" svg:x2="4.81cm" svg:y2="11.795cm">
          <text:p/>
        </draw:line>
        <draw:line draw:style-name="gr11" draw:text-style-name="P4" draw:layer="layout" svg:x1="7.032cm" svg:y1="13.7cm" svg:x2="7.032cm" svg:y2="14.335cm">
          <text:p/>
        </draw:line>
        <draw:line draw:style-name="gr11" draw:text-style-name="P4" draw:layer="layout" svg:x1="7.667cm" svg:y1="14.335cm" svg:x2="7.667cm" svg:y2="13.7cm">
          <text:p/>
        </draw:line>
        <draw:line draw:style-name="gr11" draw:text-style-name="P4" draw:layer="layout" svg:x1="8.937cm" svg:y1="14.97cm" svg:x2="9.572cm" svg:y2="14.97cm">
          <text:p/>
        </draw:line>
        <draw:line draw:style-name="gr11" draw:text-style-name="P4" draw:layer="layout" svg:x1="9.572cm" svg:y1="15.922cm" svg:x2="8.937cm" svg:y2="15.922cm">
          <text:p/>
        </draw:line>
        <draw:line draw:style-name="gr11" draw:text-style-name="P4" draw:layer="layout" svg:x1="5.445cm" svg:y1="15.287cm" svg:x2="4.81cm" svg:y2="15.287cm">
          <text:p/>
        </draw:line>
        <draw:line draw:style-name="gr11" draw:text-style-name="P5" draw:layer="layout" svg:x1="4.81cm" svg:y1="15.922cm" svg:x2="5.445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7:20:45.989167085</meta:creation-date>
    <meta:print-date>2024-07-22T19:59:51.877971363</meta:print-date>
    <meta:printed-by>PDF files</meta:printed-by>
    <dc:date>2024-07-22T19:59:58.728463741</dc:date>
    <meta:editing-duration>PT15H44M22S</meta:editing-duration>
    <meta:editing-cycles>5</meta:editing-cycles>
    <meta:generator>LibreOffice/24.2.5.2$Linux_X86_64 LibreOffice_project/420$Build-2</meta:generator>
    <meta:document-statistic meta:object-count="30"/>
  </office:meta>
</office:document-meta>
</file>